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3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Tabla1.5" style:family="table-row">
      <style:table-row-properties style:min-row-height="0.787cm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style:min-row-height="0.794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D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size="14pt" officeooo:rsid="001da00e" officeooo:paragraph-rsid="001da00e" style:font-size-asian="12.25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fo:font-size="14pt" style:font-size-asian="12.25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fo:font-size="14pt" officeooo:rsid="001f4b4a" officeooo:paragraph-rsid="001f4b4a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1" style:family="text">
      <style:text-properties officeooo:rsid="001da00e"/>
    </style:style>
    <style:style style:name="T2" style:family="text">
      <style:text-properties officeooo:rsid="001f4b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ementos estructurales</text:p>
      <text:p text:style-name="P1"/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2">COMPONENTE</text:p>
          </table:table-cell>
          <table:table-cell table:style-name="Tabla1.A1" office:value-type="string">
            <text:p text:style-name="P2">USOS</text:p>
          </table:table-cell>
          <table:table-cell table:style-name="Tabla1.A1" office:value-type="string">
            <text:p text:style-name="P2">ETIQUETAS HTML5</text:p>
          </table:table-cell>
          <table:table-cell table:style-name="Tabla1.D1" office:value-type="string">
            <text:p text:style-name="P2">Ejemplos</text:p>
          </table:table-cell>
        </table:table-row>
        <table:table-row>
          <table:table-cell table:style-name="Tabla1.A2" office:value-type="string">
            <text:p text:style-name="P2">Cabecera</text:p>
          </table:table-cell>
          <table:table-cell table:style-name="Tabla1.A2" office:value-type="string">
            <text:p text:style-name="P3">-<text:span text:style-name="T1">Logo</text:span></text:p>
            <text:p text:style-name="P3">-<text:span text:style-name="T1">Menú</text:span></text:p>
            <text:p text:style-name="P3">- ...</text:p>
          </table:table-cell>
          <table:table-cell table:style-name="Tabla1.A2" office:value-type="string">
            <text:p text:style-name="P3">&lt;<text:span text:style-name="T1">header&gt;</text:span></text:p>
          </table:table-cell>
          <table:table-cell table:style-name="Tabla1.D2" office:value-type="string">
            <text:p text:style-name="P3">https://open.spotify.com/intl-es</text:p>
          </table:table-cell>
        </table:table-row>
        <table:table-row>
          <table:table-cell table:style-name="Tabla1.A2" office:value-type="string">
            <text:p text:style-name="P2">Cuerpo</text:p>
          </table:table-cell>
          <table:table-cell table:style-name="Tabla1.A2" office:value-type="string">
            <text:p text:style-name="P3">-<text:span text:style-name="T1">Contenido</text:span></text:p>
          </table:table-cell>
          <table:table-cell table:style-name="Tabla1.A2" office:value-type="string">
            <text:p text:style-name="P3">&lt;<text:span text:style-name="T1">body&gt;</text:span></text:p>
          </table:table-cell>
          <table:table-cell table:style-name="Tabla1.D2" office:value-type="string">
            <text:p text:style-name="P3">https://elpais.com/</text:p>
          </table:table-cell>
        </table:table-row>
        <table:table-row>
          <table:table-cell table:style-name="Tabla1.A2" office:value-type="string">
            <text:p text:style-name="P2">Pie de página</text:p>
          </table:table-cell>
          <table:table-cell table:style-name="Tabla1.A2" office:value-type="string">
            <text:p text:style-name="P3">-<text:span text:style-name="T1">Banners</text:span></text:p>
            <text:p text:style-name="P3">-<text:span text:style-name="T1">Políticas</text:span></text:p>
            <text:p text:style-name="P3">-<text:span text:style-name="T1">Enlaces</text:span></text:p>
            <text:p text:style-name="P3">- ...</text:p>
          </table:table-cell>
          <table:table-cell table:style-name="Tabla1.A2" office:value-type="string">
            <text:p text:style-name="P3">&lt;<text:span text:style-name="T1">footer&gt;</text:span></text:p>
          </table:table-cell>
          <table:table-cell table:style-name="Tabla1.D2" office:value-type="string">
            <text:p text:style-name="P3">https://www.sevilla.org/</text:p>
          </table:table-cell>
        </table:table-row>
        <table:table-row table:style-name="Tabla1.5">
          <table:table-cell table:style-name="Tabla1.A2" office:value-type="string">
            <text:p text:style-name="P2">Barra lateral</text:p>
          </table:table-cell>
          <table:table-cell table:style-name="Tabla1.A2" office:value-type="string">
            <text:p text:style-name="P3">-<text:span text:style-name="T1">Widgets</text:span></text:p>
            <text:p text:style-name="P3">-<text:span text:style-name="T1">Enlaces </text:span></text:p>
            <text:p text:style-name="P3">- ...</text:p>
          </table:table-cell>
          <table:table-cell table:style-name="Tabla1.A2" office:value-type="string">
            <text:p text:style-name="P3">&lt;<text:span text:style-name="T1">nav&gt;</text:span></text:p>
            <text:p text:style-name="P3">&lt;<text:span text:style-name="T1">div&gt;</text:span></text:p>
          </table:table-cell>
          <table:table-cell table:style-name="Tabla1.D2" office:value-type="string">
            <text:p text:style-name="P3">https://www.abc.es/?ref=https%3A%2F%2Fwww.abc.es%2F</text:p>
          </table:table-cell>
        </table:table-row>
      </table:table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4">Barra de navegación</text:p>
          </table:table-cell>
          <table:table-cell table:style-name="Tabla2.A1" office:value-type="string">
            <text:p text:style-name="P3">-<text:span text:style-name="T2">Secciones</text:span></text:p>
            <text:p text:style-name="P3">-<text:span text:style-name="T2">Submenús</text:span></text:p>
            <text:p text:style-name="P3">- ...</text:p>
          </table:table-cell>
          <table:table-cell table:style-name="Tabla2.A1" office:value-type="string">
            <text:p text:style-name="P3">&lt;<text:span text:style-name="T2">navbar&gt;</text:span></text:p>
          </table:table-cell>
          <table:table-cell table:style-name="Tabla2.D1" office:value-type="string">
            <text:p text:style-name="P3">https://www.elcorteingles.es/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30T09:39:58.637842800</meta:creation-date>
    <dc:date>2025-09-30T09:53:43.830316800</dc:date>
    <meta:editing-duration>PT2M3S</meta:editing-duration>
    <meta:editing-cycles>1</meta:editing-cycles>
    <meta:generator>LibreOffice/25.8.1.1$Windows_X86_64 LibreOffice_project/54047653041915e595ad4e45cccea684809c77b5</meta:generator>
    <meta:print-date>2025-09-30T09:53:49.297660100</meta:print-date>
    <meta:printed-by>Archivos PDF</meta:printed-by>
    <meta:document-statistic meta:table-count="2" meta:image-count="0" meta:object-count="0" meta:page-count="1" meta:paragraph-count="35" meta:word-count="46" meta:character-count="416" meta:non-whitespace-character-count="404"/>
  </office:meta>
</office:document-meta>
</file>